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tubbing.thenReturn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ubbing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ubbing.thenThrow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ubbing.thenThrow( Class &lt; ? extends Throwable &gt; throwabl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tubbing.then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ubbing.thenThrow( Class &lt; ? extends Throwable &gt; toBeThrown , Class &lt; ? extends Throwable &gt; ... nextToBeThrow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Stubbing.thenReturn( T value , T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Stubbing.BaseStubbing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ubbing.thenThrow( Throwable ... throwab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Stubbing.thenCall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